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dash" draw:stroke-dash="Fine_20_Dashed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weight-asian="normal" style:font-size-complex="18pt"/>
    </style:style>
    <style:style style:name="P3" style:family="paragraph">
      <style:paragraph-properties fo:text-align="center"/>
      <style:text-properties fo:font-size="8pt" style:font-size-asian="18pt" style:font-weight-asian="normal" style:font-size-complex="18pt"/>
    </style:style>
    <style:style style:name="T1" style:family="text">
      <style:text-properties fo:font-size="14pt" style:font-size-asian="18pt" style:font-weight-asian="normal" style:font-size-complex="18pt"/>
    </style:style>
    <style:style style:name="T2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445cm" svg:height="5.08cm" svg:x="3.54cm" svg:y="9.89cm">
          <text:p text:style-name="P1">EAP1</text:p>
        </draw:rect>
        <draw:rect draw:style-name="gr1" draw:text-style-name="P1" draw:layer="layout" svg:width="4.445cm" svg:height="5.08cm" svg:x="13.065cm" svg:y="9.89cm">
          <text:p text:style-name="P1">EAP1(B)</text:p>
        </draw:rect>
        <draw:rect draw:style-name="gr2" draw:text-style-name="P2" draw:id="id2" draw:layer="layout" svg:width="3.175cm" svg:height="1.27cm" svg:x="4.175cm" svg:y="13.065cm">
          <text:p text:style-name="P1"><text:span text:style-name="T1">HornetQ</text:span></text:p>
          <text:p text:style-name="P1"><text:span text:style-name="T1">Live</text:span></text:p>
        </draw:rect>
        <draw:rect draw:style-name="gr2" draw:text-style-name="P2" draw:id="id3" draw:layer="layout" svg:width="3.175cm" svg:height="1.27cm" svg:x="13.7cm" svg:y="13.065cm">
          <text:p text:style-name="P1"><text:span text:style-name="T1">HornetQ</text:span></text:p>
          <text:p text:style-name="P1"><text:span text:style-name="T1">Backup</text:span></text:p>
        </draw:rect>
        <draw:rect draw:style-name="gr2" draw:text-style-name="P1" draw:id="id4" draw:layer="layout" svg:width="4.445cm" svg:height="2.54cm" svg:x="7.985cm" svg:y="18.78cm">
          <text:p text:style-name="P1">Remote JMS</text:p>
          <text:p text:style-name="P1">Client</text:p>
        </draw:rect>
        <draw:custom-shape draw:style-name="gr3" draw:text-style-name="P3" draw:id="id1" draw:layer="layout" svg:width="2.54cm" svg:height="3.81cm" svg:x="9.255cm" svg:y="4.175cm">
          <text:p text:style-name="P1">HornetQ</text:p>
          <text:p text:style-name="P1">Journal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1" draw:layer="layout" svg:x1="9.255cm" svg:y1="6.08cm" svg:x2="7.35cm" svg:y2="13.7cm" draw:start-shape="id1" draw:start-glue-point="6" draw:end-shape="id2" draw:end-glue-point="1" svg:d="m9255 6080h-952v7620h-953">
          <text:p/>
        </draw:connector>
        <draw:connector draw:style-name="gr4" draw:text-style-name="P1" draw:layer="layout" svg:x1="11.795cm" svg:y1="6.08cm" svg:x2="13.7cm" svg:y2="13.7cm" draw:start-shape="id1" draw:start-glue-point="8" draw:end-shape="id3" draw:end-glue-point="3" svg:d="m11795 6080h953v7620h952">
          <text:p/>
        </draw:connector>
        <draw:connector draw:style-name="gr4" draw:text-style-name="P1" draw:layer="layout" svg:x1="10.207cm" svg:y1="18.78cm" svg:x2="5.762cm" svg:y2="14.335cm" draw:start-shape="id4" draw:end-shape="id2" draw:end-glue-point="2" svg:d="m10207 18780v-2222h-4445v-2223">
          <text:p/>
        </draw:connector>
        <draw:connector draw:style-name="gr5" draw:text-style-name="P1" draw:layer="layout" svg:x1="10.207cm" svg:y1="18.78cm" svg:x2="15.287cm" svg:y2="14.335cm" draw:start-shape="id4" draw:start-glue-point="0" draw:end-shape="id3" draw:end-glue-point="2" svg:d="m10207 18780v-2222h5080v-2223">
          <text:p/>
        </draw:connector>
      </draw:page>
      <draw:page draw:name="page2" draw:style-name="dp1" draw:master-page-name="Default">
        <draw:rect draw:style-name="gr1" draw:text-style-name="P1" draw:layer="layout" svg:width="4.445cm" svg:height="5.716cm" svg:x="3.54cm" svg:y="14.334cm">
          <text:p text:style-name="P1">EAP1</text:p>
        </draw:rect>
        <draw:rect draw:style-name="gr1" draw:text-style-name="P1" draw:layer="layout" svg:width="4.445cm" svg:height="5.715cm" svg:x="13.065cm" svg:y="14.335cm">
          <text:p text:style-name="P1">EAP1(B)</text:p>
        </draw:rect>
        <draw:rect draw:style-name="gr2" draw:text-style-name="P2" draw:id="id6" draw:layer="layout" svg:width="3.175cm" svg:height="1.27cm" svg:x="4.175cm" svg:y="18.145cm">
          <text:p text:style-name="P1"><text:span text:style-name="T1">HornetQ</text:span></text:p>
          <text:p text:style-name="P1"><text:span text:style-name="T1">Live</text:span></text:p>
        </draw:rect>
        <draw:rect draw:style-name="gr2" draw:text-style-name="P2" draw:id="id7" draw:layer="layout" svg:width="3.175cm" svg:height="1.27cm" svg:x="13.7cm" svg:y="18.145cm">
          <text:p text:style-name="P1"><text:span text:style-name="T1">HornetQ</text:span></text:p>
          <text:p text:style-name="P1"><text:span text:style-name="T1">Backup</text:span></text:p>
        </draw:rect>
        <draw:rect draw:style-name="gr2" draw:text-style-name="P1" draw:id="id8" draw:layer="layout" svg:width="4.445cm" svg:height="2.54cm" svg:x="7.985cm" svg:y="23.86cm">
          <text:p text:style-name="P1">Remote <text:span text:style-name="T2">JMS</text:span></text:p>
          <text:p text:style-name="P1">Client</text:p>
        </draw:rect>
        <draw:custom-shape draw:style-name="gr3" draw:text-style-name="P1" draw:id="id5" draw:layer="layout" svg:width="2.54cm" svg:height="3.81cm" svg:x="9.255cm" svg:y="14.335cm">
          <text:p text:style-name="P1">HornetQ</text:p>
          <text:p text:style-name="P1">Journal</text:p>
          <draw:enhanced-geometry svg:viewBox="0 0 88 21600" draw:glue-points="44 ?f6 44 0 0 10800 44 21600 88 10800" draw:text-areas="0 ?f6 88 ?f3" draw:type="can" draw:modifiers="5237.0506428758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1" draw:layer="layout" svg:x1="9.255cm" svg:y1="16.24cm" svg:x2="7.35cm" svg:y2="18.78cm" draw:start-shape="id5" draw:start-glue-point="6" draw:end-shape="id6" draw:end-glue-point="1" svg:d="m9255 16240h-952v2540h-953">
          <text:p/>
        </draw:connector>
        <draw:connector draw:style-name="gr4" draw:text-style-name="P1" draw:layer="layout" svg:x1="11.795cm" svg:y1="16.24cm" svg:x2="13.7cm" svg:y2="18.78cm" draw:start-shape="id5" draw:start-glue-point="8" draw:end-shape="id7" draw:end-glue-point="3" svg:d="m11795 16240h953v2540h952">
          <text:p/>
        </draw:connector>
        <draw:connector draw:style-name="gr4" draw:text-style-name="P1" draw:layer="layout" svg:x1="10.207cm" svg:y1="23.86cm" svg:x2="5.762cm" svg:y2="19.415cm" draw:start-shape="id8" draw:end-shape="id6" draw:end-glue-point="2" svg:d="m10207 23860v-2222h-4445v-2223">
          <text:p/>
        </draw:connector>
        <draw:connector draw:style-name="gr5" draw:text-style-name="P1" draw:layer="layout" svg:x1="10.207cm" svg:y1="23.86cm" svg:x2="15.287cm" svg:y2="19.415cm" draw:start-shape="id8" draw:start-glue-point="0" draw:end-shape="id7" draw:end-glue-point="2" svg:d="m10207 23860v-2222h5080v-2223">
          <text:p/>
        </draw:connector>
        <draw:rect draw:style-name="gr2" draw:text-style-name="P2" draw:layer="layout" svg:width="3.175cm" svg:height="1.27cm" svg:x="4.175cm" svg:y="16.874cm">
          <text:p text:style-name="P1"><text:span text:style-name="T1">JCA</text:span></text:p>
        </draw:rect>
        <draw:rect draw:style-name="gr2" draw:text-style-name="P2" draw:layer="layout" svg:width="3.175cm" svg:height="1.27cm" svg:x="4.175cm" svg:y="15.604cm">
          <text:p text:style-name="P1"><text:span text:style-name="T1">Application</text:span></text:p>
        </draw:rect>
        <draw:rect draw:style-name="gr1" draw:text-style-name="P1" draw:layer="layout" svg:width="4.445cm" svg:height="5.716cm" svg:x="3.54cm" svg:y="2.269cm">
          <text:p text:style-name="P1">EAP2</text:p>
        </draw:rect>
        <draw:rect draw:style-name="gr2" draw:text-style-name="P2" draw:id="id9" draw:layer="layout" svg:width="3.175cm" svg:height="1.27cm" svg:x="4.175cm" svg:y="6.08cm">
          <text:p text:style-name="P1"><text:span text:style-name="T1">HornetQ</text:span></text:p>
          <text:p text:style-name="P1"><text:span text:style-name="T1">Live</text:span></text:p>
        </draw:rect>
        <draw:rect draw:style-name="gr2" draw:text-style-name="P2" draw:layer="layout" svg:width="3.175cm" svg:height="1.27cm" svg:x="4.175cm" svg:y="4.809cm">
          <text:p text:style-name="P1"><text:span text:style-name="T1">JCA</text:span></text:p>
        </draw:rect>
        <draw:rect draw:style-name="gr2" draw:text-style-name="P2" draw:layer="layout" svg:width="3.175cm" svg:height="1.27cm" svg:x="4.175cm" svg:y="3.539cm">
          <text:p text:style-name="P1"><text:span text:style-name="T1">Application</text:span></text:p>
        </draw:rect>
        <draw:rect draw:style-name="gr1" draw:text-style-name="P1" draw:layer="layout" svg:width="4.445cm" svg:height="5.715cm" svg:x="13.065cm" svg:y="2.27cm">
          <text:p text:style-name="P1">EAP2(B)</text:p>
        </draw:rect>
        <draw:rect draw:style-name="gr2" draw:text-style-name="P2" draw:id="id11" draw:layer="layout" svg:width="3.175cm" svg:height="1.27cm" svg:x="13.7cm" svg:y="6.08cm">
          <text:p text:style-name="P1"><text:span text:style-name="T1">HornetQ</text:span></text:p>
          <text:p text:style-name="P1"><text:span text:style-name="T1">Backup</text:span></text:p>
        </draw:rect>
        <draw:custom-shape draw:style-name="gr3" draw:text-style-name="P1" draw:id="id10" draw:layer="layout" svg:width="2.54cm" svg:height="3.81cm" svg:x="9.255cm" svg:y="2.27cm">
          <text:p text:style-name="P1">HornetQ</text:p>
          <text:p text:style-name="P1">Journal</text:p>
          <draw:enhanced-geometry svg:viewBox="0 0 88 21600" draw:glue-points="44 ?f6 44 0 0 10800 44 21600 88 10800" draw:text-areas="0 ?f6 88 ?f3" draw:type="can" draw:modifiers="5237.0506428758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1" draw:layer="layout" svg:x1="7.35cm" svg:y1="6.715cm" svg:x2="9.255cm" svg:y2="4.175cm" draw:start-shape="id9" draw:start-glue-point="1" draw:end-shape="id10" draw:end-glue-point="6" svg:d="m7350 6715h953v-2540h952">
          <text:p/>
        </draw:connector>
        <draw:connector draw:style-name="gr4" draw:text-style-name="P1" draw:layer="layout" svg:x1="13.7cm" svg:y1="6.715cm" svg:x2="11.795cm" svg:y2="4.175cm" draw:start-shape="id11" draw:start-glue-point="3" draw:end-shape="id10" draw:end-glue-point="8" svg:d="m13700 6715h-952v-2540h-953">
          <text:p/>
        </draw:connector>
        <draw:connector draw:style-name="gr4" draw:text-style-name="P1" draw:layer="layout" draw:line-skew="-0.769cm" svg:x1="4.175cm" svg:y1="18.78cm" svg:x2="4.175cm" svg:y2="6.715cm" draw:start-shape="id6" draw:start-glue-point="3" draw:end-shape="id9" draw:end-glue-point="3" svg:d="m4175 18780h-1270v-12065h1270">
          <text:p/>
        </draw:connector>
        <draw:connector draw:style-name="gr5" draw:text-style-name="P1" draw:layer="layout" draw:line-skew="0.769cm" svg:x1="16.875cm" svg:y1="18.78cm" svg:x2="5.762cm" svg:y2="7.35cm" draw:start-shape="id7" draw:start-glue-point="1" draw:end-shape="id9" draw:end-glue-point="2" svg:d="m16875 18780h1270v-6032h-12383v-5398">
          <text:p/>
        </draw:connector>
      </draw:page>
      <draw:page draw:name="page3" draw:style-name="dp1" draw:master-page-name="Default">
        <draw:g>
          <draw:rect draw:style-name="gr1" draw:text-style-name="P1" draw:layer="layout" svg:width="4.445cm" svg:height="5.08cm" svg:x="3.54cm" svg:y="8.62cm">
            <text:p text:style-name="P1">EAP1</text:p>
          </draw:rect>
          <draw:rect draw:style-name="gr1" draw:text-style-name="P1" draw:layer="layout" svg:width="4.445cm" svg:height="5.08cm" svg:x="13.065cm" svg:y="8.62cm">
            <text:p text:style-name="P1">EAP1(B)</text:p>
          </draw:rect>
          <draw:rect draw:style-name="gr2" draw:text-style-name="P2" draw:id="id13" draw:layer="layout" svg:width="3.175cm" svg:height="1.27cm" svg:x="4.175cm" svg:y="11.795cm">
            <text:p text:style-name="P1"><text:span text:style-name="T1">HornetQ</text:span></text:p>
            <text:p text:style-name="P1"><text:span text:style-name="T1">Live</text:span></text:p>
          </draw:rect>
          <draw:rect draw:style-name="gr2" draw:text-style-name="P2" draw:id="id14" draw:layer="layout" svg:width="3.175cm" svg:height="1.27cm" svg:x="13.7cm" svg:y="11.795cm">
            <text:p text:style-name="P1"><text:span text:style-name="T1">HornetQ</text:span></text:p>
            <text:p text:style-name="P1"><text:span text:style-name="T1">Backup</text:span></text:p>
          </draw:rect>
          <draw:rect draw:style-name="gr2" draw:text-style-name="P1" draw:id="id15" draw:layer="layout" svg:width="4.445cm" svg:height="2.54cm" svg:x="7.985cm" svg:y="21.955cm">
            <text:p text:style-name="P1">Remote <text:span text:style-name="T2">JMS</text:span></text:p>
            <text:p text:style-name="P1">Client</text:p>
          </draw:rect>
          <draw:custom-shape draw:style-name="gr3" draw:text-style-name="P3" draw:id="id12" draw:layer="layout" svg:width="2.54cm" svg:height="3.81cm" svg:x="9.255cm" svg:y="4.176cm">
            <text:p text:style-name="P1">HornetQ</text:p>
            <text:p text:style-name="P1">Journal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onnector draw:style-name="gr4" draw:text-style-name="P1" draw:layer="layout" svg:x1="9.255cm" svg:y1="6.081cm" svg:x2="7.35cm" svg:y2="12.43cm" draw:start-shape="id12" draw:start-glue-point="6" draw:end-shape="id13" draw:end-glue-point="1" svg:d="m9255 6081h-952v6349h-953">
            <text:p/>
          </draw:connector>
          <draw:connector draw:style-name="gr4" draw:text-style-name="P1" draw:layer="layout" svg:x1="11.795cm" svg:y1="6.081cm" svg:x2="13.7cm" svg:y2="12.43cm" draw:start-shape="id12" draw:start-glue-point="8" draw:end-shape="id14" draw:end-glue-point="3" svg:d="m11795 6081h953v6349h952">
            <text:p/>
          </draw:connector>
          <draw:connector draw:style-name="gr4" draw:text-style-name="P1" draw:layer="layout" draw:line-skew="3.175cm" svg:x1="10.207cm" svg:y1="21.955cm" svg:x2="5.762cm" svg:y2="13.065cm" draw:start-shape="id15" draw:end-shape="id13" draw:end-glue-point="2" svg:d="m10207 21955v-1270h-4445v-7620">
            <text:p/>
          </draw:connector>
          <draw:connector draw:style-name="gr5" draw:text-style-name="P1" draw:layer="layout" draw:line-skew="3.175cm" svg:x1="10.207cm" svg:y1="21.955cm" svg:x2="15.287cm" svg:y2="13.065cm" draw:start-shape="id15" draw:start-glue-point="0" draw:end-shape="id14" draw:end-glue-point="2" svg:d="m10207 21955v-1270h5080v-7620">
            <text:p/>
          </draw:connector>
          <draw:rect draw:style-name="gr1" draw:text-style-name="P1" draw:layer="layout" svg:width="4.445cm" svg:height="5.08cm" svg:x="7.985cm" svg:y="14.335cm">
            <text:p text:style-name="P1">EAP2</text:p>
          </draw:rect>
          <draw:rect draw:style-name="gr2" draw:text-style-name="P2" draw:id="id16" draw:layer="layout" svg:width="3.175cm" svg:height="1.27cm" svg:x="8.62cm" svg:y="17.51cm">
            <text:p text:style-name="P1"><text:span text:style-name="T1">JCA</text:span></text:p>
          </draw:rect>
          <draw:rect draw:style-name="gr2" draw:text-style-name="P2" draw:layer="layout" svg:width="3.175cm" svg:height="1.27cm" svg:x="8.62cm" svg:y="16.24cm">
            <text:p text:style-name="P1"><text:span text:style-name="T1">Application</text:span></text:p>
          </draw:rect>
          <draw:connector draw:style-name="gr4" draw:text-style-name="P1" draw:layer="layout" svg:x1="8.62cm" svg:y1="18.145cm" svg:x2="4.175cm" svg:y2="12.43cm" draw:start-shape="id16" draw:start-glue-point="3" draw:end-shape="id13" draw:end-glue-point="3" svg:d="m8620 18145h-4946v-5715h501">
            <text:p/>
          </draw:connector>
          <draw:connector draw:style-name="gr5" draw:text-style-name="P1" draw:layer="layout" svg:x1="11.795cm" svg:y1="18.145cm" svg:x2="16.875cm" svg:y2="12.43cm" draw:start-shape="id16" draw:start-glue-point="1" draw:end-shape="id14" draw:end-glue-point="1" svg:d="m11795 18145h5581v-5715h-501">
            <text:p/>
          </draw:connector>
        </draw:g>
      </draw:page>
      <draw:page draw:name="page4" draw:style-name="dp1" draw:master-page-name="Default">
        <draw:rect draw:style-name="gr1" draw:text-style-name="P1" draw:layer="layout" svg:width="4.445cm" svg:height="8.255cm" svg:x="3.54cm" svg:y="12.43cm">
          <text:p text:style-name="P1">EAP1</text:p>
        </draw:rect>
        <draw:rect draw:style-name="gr2" draw:text-style-name="P2" draw:id="id17" draw:layer="layout" svg:width="3.175cm" svg:height="1.27cm" svg:x="4.175cm" svg:y="16.24cm">
          <text:p text:style-name="P1"><text:span text:style-name="T1">HornetQ</text:span></text:p>
          <text:p text:style-name="P1"><text:span text:style-name="T1">Live</text:span></text:p>
        </draw:rect>
        <draw:rect draw:style-name="gr2" draw:text-style-name="P2" draw:layer="layout" svg:width="3.175cm" svg:height="1.27cm" svg:x="4.175cm" svg:y="14.97cm">
          <text:p text:style-name="P1"><text:span text:style-name="T1">JCA</text:span></text:p>
        </draw:rect>
        <draw:rect draw:style-name="gr2" draw:text-style-name="P2" draw:layer="layout" svg:width="3.175cm" svg:height="1.27cm" svg:x="4.175cm" svg:y="13.7cm">
          <text:p text:style-name="P1"><text:span text:style-name="T1">Application</text:span></text:p>
        </draw:rect>
        <draw:rect draw:style-name="gr2" draw:text-style-name="P2" draw:id="id21" draw:layer="layout" svg:width="3.175cm" svg:height="1.27cm" svg:x="4.175cm" svg:y="18.78cm">
          <text:p text:style-name="P1"><text:span text:style-name="T1">HornetQ</text:span></text:p>
          <text:p text:style-name="P1"><text:span text:style-name="T1">Backup</text:span></text:p>
        </draw:rect>
        <draw:custom-shape draw:style-name="gr3" draw:text-style-name="P1" draw:id="id19" draw:layer="layout" svg:width="2.54cm" svg:height="3.81cm" svg:x="4.81cm" svg:y="5.445cm">
          <text:p text:style-name="P1">HornetQ</text:p>
          <text:p text:style-name="P1">Journal</text:p>
          <draw:enhanced-geometry svg:viewBox="0 0 88 21600" draw:glue-points="44 ?f6 44 0 0 10800 44 21600 88 10800" draw:text-areas="0 ?f6 88 ?f3" draw:type="can" draw:modifiers="5237.0506428758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id="id20" draw:layer="layout" svg:width="2.54cm" svg:height="3.81cm" svg:x="12.43cm" svg:y="5.445cm">
          <text:p text:style-name="P1">HornetQ</text:p>
          <text:p text:style-name="P1">Journal</text:p>
          <draw:enhanced-geometry svg:viewBox="0 0 88 21600" draw:glue-points="44 ?f6 44 0 0 10800 44 21600 88 10800" draw:text-areas="0 ?f6 88 ?f3" draw:type="can" draw:modifiers="5237.0506428758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" draw:text-style-name="P1" draw:layer="layout" svg:width="4.445cm" svg:height="8.255cm" svg:x="11.795cm" svg:y="12.43cm">
          <text:p text:style-name="P1">EAP2</text:p>
        </draw:rect>
        <draw:rect draw:style-name="gr2" draw:text-style-name="P2" draw:id="id18" draw:layer="layout" svg:width="3.175cm" svg:height="1.27cm" svg:x="12.43cm" svg:y="16.24cm">
          <text:p text:style-name="P1"><text:span text:style-name="T1">HornetQ</text:span></text:p>
          <text:p text:style-name="P1"><text:span text:style-name="T1">Live</text:span></text:p>
        </draw:rect>
        <draw:rect draw:style-name="gr2" draw:text-style-name="P2" draw:layer="layout" svg:width="3.175cm" svg:height="1.27cm" svg:x="12.43cm" svg:y="14.97cm">
          <text:p text:style-name="P1"><text:span text:style-name="T1">JCA</text:span></text:p>
        </draw:rect>
        <draw:rect draw:style-name="gr2" draw:text-style-name="P2" draw:layer="layout" svg:width="3.175cm" svg:height="1.27cm" svg:x="12.43cm" svg:y="13.7cm">
          <text:p text:style-name="P1"><text:span text:style-name="T1">Application</text:span></text:p>
        </draw:rect>
        <draw:rect draw:style-name="gr2" draw:text-style-name="P2" draw:id="id22" draw:layer="layout" svg:width="3.175cm" svg:height="1.27cm" svg:x="12.43cm" svg:y="18.78cm">
          <text:p text:style-name="P1"><text:span text:style-name="T1">HornetQ</text:span></text:p>
          <text:p text:style-name="P1"><text:span text:style-name="T1">Backup</text:span></text:p>
        </draw:rect>
        <draw:connector draw:style-name="gr4" draw:text-style-name="P1" draw:layer="layout" svg:x1="7.35cm" svg:y1="16.875cm" svg:x2="12.43cm" svg:y2="16.875cm" draw:start-shape="id17" draw:start-glue-point="1" draw:end-shape="id18" draw:end-glue-point="3" svg:d="m7350 16875h5080">
          <text:p/>
        </draw:connector>
        <draw:connector draw:style-name="gr4" draw:text-style-name="P1" draw:layer="layout" draw:line-skew="-1.404cm" svg:x1="4.175cm" svg:y1="16.875cm" svg:x2="4.81cm" svg:y2="7.35cm" draw:start-shape="id17" draw:start-glue-point="3" draw:end-shape="id19" svg:d="m4175 16875h-1905v-9525h2540">
          <text:p/>
        </draw:connector>
        <draw:connector draw:style-name="gr4" draw:text-style-name="P1" draw:layer="layout" draw:line-skew="1.404cm" svg:x1="14.97cm" svg:y1="7.35cm" svg:x2="15.605cm" svg:y2="16.875cm" draw:start-shape="id20" draw:start-glue-point="8" draw:end-shape="id18" draw:end-glue-point="1" svg:d="m14970 7350h2540v9525h-1905">
          <text:p/>
        </draw:connector>
        <draw:connector draw:style-name="gr5" draw:text-style-name="P1" draw:layer="layout" draw:line-skew="-2.039cm" svg:x1="4.175cm" svg:y1="19.415cm" svg:x2="13.7cm" svg:y2="5.445cm" draw:start-shape="id21" draw:start-glue-point="3" draw:end-shape="id20" draw:end-glue-point="5" svg:d="m4175 19415h-2540v-14471h12065v501">
          <text:p/>
        </draw:connector>
        <draw:connector draw:style-name="gr5" draw:text-style-name="P1" draw:layer="layout" draw:line-skew="2.674cm -0.769cm" svg:x1="15.605cm" svg:y1="19.415cm" svg:x2="6.08cm" svg:y2="5.445cm" draw:start-shape="id22" draw:start-glue-point="1" draw:end-shape="id19" draw:end-glue-point="5" svg:d="m15605 19415h3175v-15240h-12700v1270">
          <text:p/>
        </draw:connector>
        <draw:rect draw:style-name="gr2" draw:text-style-name="P1" draw:id="id23" draw:layer="layout" svg:width="4.445cm" svg:height="2.54cm" svg:x="7.985cm" svg:y="23.225cm">
          <text:p text:style-name="P1">Remote <text:span text:style-name="T2">JMS</text:span></text:p>
          <text:p text:style-name="P1">Client</text:p>
        </draw:rect>
        <draw:connector draw:style-name="gr4" draw:text-style-name="P1" draw:layer="layout" draw:line-skew="-2.223cm" svg:x1="10.207cm" svg:y1="23.225cm" svg:x2="5.762cm" svg:y2="17.51cm" draw:start-shape="id23" draw:start-glue-point="0" draw:end-shape="id17" draw:end-glue-point="2" svg:d="m10207 23225v-5080h-4445v-635">
          <text:p/>
        </draw:connector>
        <draw:connector draw:style-name="gr5" draw:text-style-name="P1" draw:layer="layout" svg:x1="14.017cm" svg:y1="20.05cm" svg:x2="10.207cm" svg:y2="23.225cm" draw:start-shape="id22" draw:start-glue-point="2" draw:end-shape="id23" draw:end-glue-point="0" svg:d="m14017 20050v1588h-3810v1587">
          <text:p/>
        </draw:connector>
        <draw:connector draw:style-name="gr5" draw:text-style-name="P1" draw:layer="layout" svg:x1="14.017cm" svg:y1="18.78cm" svg:x2="14.017cm" svg:y2="17.51cm" draw:start-shape="id22" draw:start-glue-point="0" draw:end-shape="id18" draw:end-glue-point="2" svg:d="m14017 18780v-1270">
          <text:p/>
        </draw:connector>
      </draw:page>
      <draw:page draw:name="page5" draw:style-name="dp1" draw:master-page-name="Default">
        <draw:rect draw:style-name="gr1" draw:text-style-name="P1" draw:layer="layout" svg:width="4.445cm" svg:height="8.255cm" svg:x="2.593cm" svg:y="13.096cm">
          <text:p text:style-name="P1">EAP1</text:p>
        </draw:rect>
        <draw:rect draw:style-name="gr2" draw:text-style-name="P2" draw:id="id24" draw:layer="layout" svg:width="3.175cm" svg:height="1.27cm" svg:x="3.228cm" svg:y="16.906cm">
          <text:p text:style-name="P1"><text:span text:style-name="T1">HornetQ</text:span></text:p>
          <text:p text:style-name="P1"><text:span text:style-name="T1">Live</text:span></text:p>
        </draw:rect>
        <draw:rect draw:style-name="gr2" draw:text-style-name="P2" draw:layer="layout" svg:width="3.175cm" svg:height="1.27cm" svg:x="3.228cm" svg:y="15.636cm">
          <text:p text:style-name="P1"><text:span text:style-name="T1">JCA</text:span></text:p>
        </draw:rect>
        <draw:rect draw:style-name="gr2" draw:text-style-name="P2" draw:layer="layout" svg:width="3.175cm" svg:height="1.27cm" svg:x="3.228cm" svg:y="14.366cm">
          <text:p text:style-name="P1"><text:span text:style-name="T1">Application</text:span></text:p>
        </draw:rect>
        <draw:rect draw:style-name="gr2" draw:text-style-name="P2" draw:id="id26" draw:layer="layout" svg:width="3.175cm" svg:height="1.27cm" svg:x="3.228cm" svg:y="19.446cm">
          <text:p text:style-name="P1"><text:span text:style-name="T1">HornetQ</text:span></text:p>
          <text:p text:style-name="P1"><text:span text:style-name="T1">Backup</text:span></text:p>
        </draw:rect>
        <draw:custom-shape draw:style-name="gr3" draw:text-style-name="P1" draw:id="id25" draw:layer="layout" svg:width="2.54cm" svg:height="3.81cm" svg:x="4.175cm" svg:y="6.08cm">
          <text:p text:style-name="P1">HornetQ</text:p>
          <text:p text:style-name="P1">Journal</text:p>
          <draw:enhanced-geometry svg:viewBox="0 0 88 21600" draw:glue-points="44 ?f6 44 0 0 10800 44 21600 88 10800" draw:text-areas="0 ?f6 88 ?f3" draw:type="can" draw:modifiers="5237.0506428758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id="id32" draw:layer="layout" svg:width="2.54cm" svg:height="3.81cm" svg:x="9.89cm" svg:y="6.08cm">
          <text:p text:style-name="P1">HornetQ</text:p>
          <text:p text:style-name="P1">Journal</text:p>
          <draw:enhanced-geometry svg:viewBox="0 0 88 21600" draw:glue-points="44 ?f6 44 0 0 10800 44 21600 88 10800" draw:text-areas="0 ?f6 88 ?f3" draw:type="can" draw:modifiers="5237.0506428758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" draw:text-style-name="P1" draw:layer="layout" svg:width="4.445cm" svg:height="8.255cm" svg:x="8.619cm" svg:y="13.065cm">
          <text:p text:style-name="P1">EAP2</text:p>
        </draw:rect>
        <draw:rect draw:style-name="gr2" draw:text-style-name="P2" draw:id="id30" draw:layer="layout" svg:width="3.175cm" svg:height="1.27cm" svg:x="9.254cm" svg:y="16.875cm">
          <text:p text:style-name="P1"><text:span text:style-name="T1">HornetQ</text:span></text:p>
          <text:p text:style-name="P1"><text:span text:style-name="T1">Live</text:span></text:p>
        </draw:rect>
        <draw:rect draw:style-name="gr2" draw:text-style-name="P2" draw:layer="layout" svg:width="3.175cm" svg:height="1.27cm" svg:x="9.254cm" svg:y="15.605cm">
          <text:p text:style-name="P1"><text:span text:style-name="T1">JCA</text:span></text:p>
        </draw:rect>
        <draw:rect draw:style-name="gr2" draw:text-style-name="P2" draw:layer="layout" svg:width="3.175cm" svg:height="1.27cm" svg:x="9.254cm" svg:y="14.335cm">
          <text:p text:style-name="P1"><text:span text:style-name="T1">Application</text:span></text:p>
        </draw:rect>
        <draw:rect draw:style-name="gr2" draw:text-style-name="P2" draw:id="id29" draw:layer="layout" svg:width="3.175cm" svg:height="1.27cm" svg:x="9.254cm" svg:y="19.415cm">
          <text:p text:style-name="P1"><text:span text:style-name="T1">HornetQ</text:span></text:p>
          <text:p text:style-name="P1"><text:span text:style-name="T1">Backup</text:span></text:p>
        </draw:rect>
        <draw:connector draw:style-name="gr4" draw:text-style-name="P1" draw:layer="layout" draw:line-skew="-0.769cm" svg:x1="3.228cm" svg:y1="17.541cm" svg:x2="4.175cm" svg:y2="7.985cm" draw:start-shape="id24" draw:start-glue-point="3" draw:end-shape="id25" svg:d="m3228 17541h-1270v-9556h2217">
          <text:p/>
        </draw:connector>
        <draw:connector draw:style-name="gr5" draw:text-style-name="P1" draw:layer="layout" draw:line-skew="-1.404cm -0.134cm" svg:x1="3.228cm" svg:y1="20.081cm" svg:x2="16.875cm" svg:y2="6.08cm" draw:start-shape="id26" draw:start-glue-point="3" draw:end-shape="id27" draw:end-glue-point="5" svg:d="m3228 20081h-1905v-14636h15552v635">
          <text:p/>
        </draw:connector>
        <draw:rect draw:style-name="gr2" draw:text-style-name="P1" draw:id="id28" draw:layer="layout" svg:width="4.445cm" svg:height="2.54cm" svg:x="6.292cm" svg:y="23.86cm">
          <text:p text:style-name="P1">Remote <text:span text:style-name="T2">JMS</text:span></text:p>
          <text:p text:style-name="P1">Client</text:p>
        </draw:rect>
        <draw:connector draw:style-name="gr4" draw:text-style-name="P1" draw:layer="layout" draw:line-skew="-2.223cm" svg:x1="8.514cm" svg:y1="23.86cm" svg:x2="4.815cm" svg:y2="18.176cm" draw:start-shape="id28" draw:start-glue-point="0" draw:end-shape="id24" draw:end-glue-point="2" svg:d="m8514 23860v-5065h-3699v-619">
          <text:p/>
        </draw:connector>
        <draw:connector draw:style-name="gr5" draw:text-style-name="P1" draw:layer="layout" svg:x1="10.841cm" svg:y1="19.415cm" svg:x2="10.841cm" svg:y2="18.145cm" draw:start-shape="id29" draw:start-glue-point="0" draw:end-shape="id30" draw:end-glue-point="2" svg:d="m10841 19415v-1270">
          <text:p/>
        </draw:connector>
        <draw:rect draw:style-name="gr1" draw:text-style-name="P1" draw:layer="layout" svg:width="4.445cm" svg:height="8.255cm" svg:x="8.62cm" svg:y="13.066cm">
          <text:p text:style-name="P1">EAP2</text:p>
        </draw:rect>
        <draw:rect draw:style-name="gr2" draw:text-style-name="P2" draw:id="id31" draw:layer="layout" svg:width="3.175cm" svg:height="1.27cm" svg:x="9.255cm" svg:y="16.876cm">
          <text:p text:style-name="P1"><text:span text:style-name="T1">HornetQ</text:span></text:p>
          <text:p text:style-name="P1"><text:span text:style-name="T1">Live</text:span></text:p>
        </draw:rect>
        <draw:rect draw:style-name="gr2" draw:text-style-name="P2" draw:layer="layout" svg:width="3.175cm" svg:height="1.27cm" svg:x="9.255cm" svg:y="15.606cm">
          <text:p text:style-name="P1"><text:span text:style-name="T1">JCA</text:span></text:p>
        </draw:rect>
        <draw:rect draw:style-name="gr2" draw:text-style-name="P2" draw:layer="layout" svg:width="3.175cm" svg:height="1.27cm" svg:x="9.255cm" svg:y="14.336cm">
          <text:p text:style-name="P1"><text:span text:style-name="T1">Application</text:span></text:p>
        </draw:rect>
        <draw:rect draw:style-name="gr2" draw:text-style-name="P2" draw:id="id35" draw:layer="layout" svg:width="3.175cm" svg:height="1.27cm" svg:x="9.255cm" svg:y="19.416cm">
          <text:p text:style-name="P1"><text:span text:style-name="T1">HornetQ</text:span></text:p>
          <text:p text:style-name="P1"><text:span text:style-name="T1">Backup</text:span></text:p>
        </draw:rect>
        <draw:rect draw:style-name="gr1" draw:text-style-name="P1" draw:layer="layout" svg:width="4.445cm" svg:height="8.255cm" svg:x="14.97cm" svg:y="13.065cm">
          <text:p text:style-name="P1">EAP3</text:p>
        </draw:rect>
        <draw:rect draw:style-name="gr2" draw:text-style-name="P2" draw:id="id33" draw:layer="layout" svg:width="3.175cm" svg:height="1.27cm" svg:x="15.605cm" svg:y="16.875cm">
          <text:p text:style-name="P1"><text:span text:style-name="T1">HornetQ</text:span></text:p>
          <text:p text:style-name="P1"><text:span text:style-name="T1">Live</text:span></text:p>
        </draw:rect>
        <draw:rect draw:style-name="gr2" draw:text-style-name="P2" draw:layer="layout" svg:width="3.175cm" svg:height="1.27cm" svg:x="15.605cm" svg:y="15.605cm">
          <text:p text:style-name="P1"><text:span text:style-name="T1">JCA</text:span></text:p>
        </draw:rect>
        <draw:rect draw:style-name="gr2" draw:text-style-name="P2" draw:layer="layout" svg:width="3.175cm" svg:height="1.27cm" svg:x="15.605cm" svg:y="14.335cm">
          <text:p text:style-name="P1"><text:span text:style-name="T1">Application</text:span></text:p>
        </draw:rect>
        <draw:rect draw:style-name="gr2" draw:text-style-name="P2" draw:id="id34" draw:layer="layout" svg:width="3.175cm" svg:height="1.27cm" svg:x="15.605cm" svg:y="19.415cm">
          <text:p text:style-name="P1"><text:span text:style-name="T1">HornetQ</text:span></text:p>
          <text:p text:style-name="P1"><text:span text:style-name="T1">Backup</text:span></text:p>
        </draw:rect>
        <draw:custom-shape draw:style-name="gr3" draw:text-style-name="P1" draw:id="id27" draw:layer="layout" svg:width="2.54cm" svg:height="3.81cm" svg:x="15.605cm" svg:y="6.08cm">
          <text:p text:style-name="P1">HornetQ</text:p>
          <text:p text:style-name="P1">Journal</text:p>
          <draw:enhanced-geometry svg:viewBox="0 0 88 21600" draw:glue-points="44 ?f6 44 0 0 10800 44 21600 88 10800" draw:text-areas="0 ?f6 88 ?f3" draw:type="can" draw:modifiers="5237.0506428758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1" draw:layer="layout" draw:line-skew="-0.769cm" svg:x1="9.255cm" svg:y1="17.511cm" svg:x2="9.89cm" svg:y2="7.985cm" draw:start-shape="id31" draw:start-glue-point="3" draw:end-shape="id32" draw:end-glue-point="6" svg:d="m9255 17511h-1270v-9526h1905">
          <text:p/>
        </draw:connector>
        <draw:connector draw:style-name="gr4" draw:text-style-name="P1" draw:layer="layout" draw:line-skew="-0.769cm" svg:x1="15.605cm" svg:y1="17.51cm" svg:x2="15.605cm" svg:y2="7.985cm" draw:start-shape="id33" draw:start-glue-point="3" draw:end-shape="id27" draw:end-glue-point="6" svg:d="m15605 17510h-1270v-9525h1270">
          <text:p/>
        </draw:connector>
        <draw:connector draw:style-name="gr5" draw:text-style-name="P1" draw:layer="layout" draw:line-skew="0.769cm -2.858cm" svg:x1="18.78cm" svg:y1="20.05cm" svg:x2="11.16cm" svg:y2="9.89cm" draw:start-shape="id34" draw:start-glue-point="1" draw:end-shape="id32" draw:end-glue-point="7" svg:d="m18780 20050h1270v-8255h-8890v-1905">
          <text:p/>
        </draw:connector>
        <draw:connector draw:style-name="gr5" draw:text-style-name="P1" draw:layer="layout" draw:line-skew="-2.224cm 0.769cm" svg:x1="5.445cm" svg:y1="9.89cm" svg:x2="12.43cm" svg:y2="20.051cm" draw:start-shape="id25" draw:start-glue-point="7" draw:end-shape="id35" draw:end-glue-point="1" svg:d="m5445 9890v2540h8255v7621h-1270">
          <text:p/>
        </draw:connector>
      </draw:page>
      <draw:page draw:name="page6" draw:style-name="dp1" draw:master-page-name="Default">
        <draw:rect draw:style-name="gr1" draw:text-style-name="P1" draw:layer="layout" svg:width="4.445cm" svg:height="9.994cm" svg:x="2.594cm" svg:y="13.231cm">
          <text:p text:style-name="P1">EAP1</text:p>
        </draw:rect>
        <draw:rect draw:style-name="gr2" draw:text-style-name="P2" draw:id="id36" draw:layer="layout" svg:width="3.175cm" svg:height="1.27cm" svg:x="3.229cm" svg:y="17.041cm">
          <text:p text:style-name="P1"><text:span text:style-name="T1">HornetQ</text:span></text:p>
          <text:p text:style-name="P1"><text:span text:style-name="T1">Live</text:span></text:p>
        </draw:rect>
        <draw:rect draw:style-name="gr2" draw:text-style-name="P2" draw:layer="layout" svg:width="3.175cm" svg:height="1.27cm" svg:x="3.229cm" svg:y="15.771cm">
          <text:p text:style-name="P1"><text:span text:style-name="T1">JCA</text:span></text:p>
        </draw:rect>
        <draw:rect draw:style-name="gr2" draw:text-style-name="P2" draw:layer="layout" svg:width="3.175cm" svg:height="1.27cm" svg:x="3.229cm" svg:y="14.501cm">
          <text:p text:style-name="P1"><text:span text:style-name="T1">Application</text:span></text:p>
        </draw:rect>
        <draw:rect draw:style-name="gr2" draw:text-style-name="P2" draw:id="id38" draw:layer="layout" svg:width="3.175cm" svg:height="1.27cm" svg:x="3.185cm" svg:y="19.415cm">
          <text:p text:style-name="P1"><text:span text:style-name="T1">HornetQ</text:span></text:p>
          <text:p text:style-name="P1"><text:span text:style-name="T1">Backup</text:span></text:p>
        </draw:rect>
        <draw:custom-shape draw:style-name="gr3" draw:text-style-name="P1" draw:id="id37" draw:layer="layout" svg:width="2.54cm" svg:height="3.81cm" svg:x="4.176cm" svg:y="6.215cm">
          <text:p text:style-name="P1">HornetQ</text:p>
          <text:p text:style-name="P1">Journal</text:p>
          <draw:enhanced-geometry svg:viewBox="0 0 88 21600" draw:glue-points="44 ?f6 44 0 0 10800 44 21600 88 10800" draw:text-areas="0 ?f6 88 ?f3" draw:type="can" draw:modifiers="5237.0506428758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id="id43" draw:layer="layout" svg:width="2.54cm" svg:height="3.81cm" svg:x="9.891cm" svg:y="6.215cm">
          <text:p text:style-name="P1">HornetQ</text:p>
          <text:p text:style-name="P1">Journal</text:p>
          <draw:enhanced-geometry svg:viewBox="0 0 88 21600" draw:glue-points="44 ?f6 44 0 0 10800 44 21600 88 10800" draw:text-areas="0 ?f6 88 ?f3" draw:type="can" draw:modifiers="5237.0506428758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" draw:text-style-name="P1" draw:layer="layout" svg:width="4.445cm" svg:height="8.255cm" svg:x="8.62cm" svg:y="13.2cm">
          <text:p text:style-name="P1">EAP2</text:p>
        </draw:rect>
        <draw:rect draw:style-name="gr2" draw:text-style-name="P2" draw:id="id41" draw:layer="layout" svg:width="3.175cm" svg:height="1.27cm" svg:x="9.255cm" svg:y="17.01cm">
          <text:p text:style-name="P1"><text:span text:style-name="T1">HornetQ</text:span></text:p>
          <text:p text:style-name="P1"><text:span text:style-name="T1">Live</text:span></text:p>
        </draw:rect>
        <draw:rect draw:style-name="gr2" draw:text-style-name="P2" draw:layer="layout" svg:width="3.175cm" svg:height="1.27cm" svg:x="9.255cm" svg:y="15.74cm">
          <text:p text:style-name="P1"><text:span text:style-name="T1">JCA</text:span></text:p>
        </draw:rect>
        <draw:rect draw:style-name="gr2" draw:text-style-name="P2" draw:layer="layout" svg:width="3.175cm" svg:height="1.27cm" svg:x="9.255cm" svg:y="14.47cm">
          <text:p text:style-name="P1"><text:span text:style-name="T1">Application</text:span></text:p>
        </draw:rect>
        <draw:rect draw:style-name="gr2" draw:text-style-name="P2" draw:id="id40" draw:layer="layout" svg:width="3.175cm" svg:height="1.27cm" svg:x="9.255cm" svg:y="19.55cm">
          <text:p text:style-name="P1"><text:span text:style-name="T1">HornetQ</text:span></text:p>
          <text:p text:style-name="P1"><text:span text:style-name="T1">Backup</text:span></text:p>
        </draw:rect>
        <draw:connector draw:style-name="gr4" draw:text-style-name="P1" draw:layer="layout" draw:line-skew="-0.769cm" svg:x1="3.229cm" svg:y1="17.676cm" svg:x2="4.176cm" svg:y2="8.12cm" draw:start-shape="id36" draw:start-glue-point="3" draw:end-shape="id37" svg:d="m3229 17676h-1270v-9556h2217">
          <text:p/>
        </draw:connector>
        <draw:connector draw:style-name="gr5" draw:text-style-name="P1" draw:layer="layout" draw:line-skew="-1.404cm -0.134cm" svg:x1="3.185cm" svg:y1="20.05cm" svg:x2="16.876cm" svg:y2="6.215cm" draw:start-shape="id38" draw:start-glue-point="3" draw:end-shape="id39" draw:end-glue-point="5" svg:d="m3185 20050h-1905v-14470h15596v635">
          <text:p/>
        </draw:connector>
        <draw:connector draw:style-name="gr5" draw:text-style-name="P1" draw:layer="layout" svg:x1="10.842cm" svg:y1="19.55cm" svg:x2="10.842cm" svg:y2="18.28cm" draw:start-shape="id40" draw:start-glue-point="0" draw:end-shape="id41" draw:end-glue-point="2" svg:d="m10842 19550v-1270">
          <text:p/>
        </draw:connector>
        <draw:rect draw:style-name="gr1" draw:text-style-name="P1" draw:layer="layout" svg:width="4.445cm" svg:height="10.024cm" svg:x="8.621cm" svg:y="13.201cm">
          <text:p text:style-name="P1">EAP2</text:p>
        </draw:rect>
        <draw:rect draw:style-name="gr2" draw:text-style-name="P2" draw:id="id42" draw:layer="layout" svg:width="3.175cm" svg:height="1.27cm" svg:x="9.256cm" svg:y="17.011cm">
          <text:p text:style-name="P1"><text:span text:style-name="T1">HornetQ</text:span></text:p>
          <text:p text:style-name="P1"><text:span text:style-name="T1">Live</text:span></text:p>
        </draw:rect>
        <draw:rect draw:style-name="gr2" draw:text-style-name="P2" draw:layer="layout" svg:width="3.175cm" svg:height="1.27cm" svg:x="9.256cm" svg:y="15.741cm">
          <text:p text:style-name="P1"><text:span text:style-name="T1">JCA</text:span></text:p>
        </draw:rect>
        <draw:rect draw:style-name="gr2" draw:text-style-name="P2" draw:layer="layout" svg:width="3.175cm" svg:height="1.27cm" svg:x="9.256cm" svg:y="14.471cm">
          <text:p text:style-name="P1"><text:span text:style-name="T1">Application</text:span></text:p>
        </draw:rect>
        <draw:rect draw:style-name="gr2" draw:text-style-name="P2" draw:id="id46" draw:layer="layout" svg:width="3.175cm" svg:height="1.27cm" svg:x="9.255cm" svg:y="19.415cm">
          <text:p text:style-name="P1"><text:span text:style-name="T1">HornetQ</text:span></text:p>
          <text:p text:style-name="P1"><text:span text:style-name="T1">Backup</text:span></text:p>
        </draw:rect>
        <draw:rect draw:style-name="gr1" draw:text-style-name="P1" draw:layer="layout" svg:width="4.445cm" svg:height="10.025cm" svg:x="14.971cm" svg:y="13.2cm">
          <text:p text:style-name="P1">EAP3</text:p>
        </draw:rect>
        <draw:rect draw:style-name="gr2" draw:text-style-name="P2" draw:id="id44" draw:layer="layout" svg:width="3.175cm" svg:height="1.27cm" svg:x="15.606cm" svg:y="17.01cm">
          <text:p text:style-name="P1"><text:span text:style-name="T1">HornetQ</text:span></text:p>
          <text:p text:style-name="P1"><text:span text:style-name="T1">Live</text:span></text:p>
        </draw:rect>
        <draw:rect draw:style-name="gr2" draw:text-style-name="P2" draw:layer="layout" svg:width="3.175cm" svg:height="1.27cm" svg:x="15.606cm" svg:y="15.74cm">
          <text:p text:style-name="P1"><text:span text:style-name="T1">JCA</text:span></text:p>
        </draw:rect>
        <draw:rect draw:style-name="gr2" draw:text-style-name="P2" draw:layer="layout" svg:width="3.175cm" svg:height="1.27cm" svg:x="15.606cm" svg:y="14.47cm">
          <text:p text:style-name="P1"><text:span text:style-name="T1">Application</text:span></text:p>
        </draw:rect>
        <draw:rect draw:style-name="gr2" draw:text-style-name="P2" draw:id="id45" draw:layer="layout" svg:width="3.175cm" svg:height="1.27cm" svg:x="15.605cm" svg:y="19.415cm">
          <text:p text:style-name="P1"><text:span text:style-name="T1">HornetQ</text:span></text:p>
          <text:p text:style-name="P1"><text:span text:style-name="T1">Backup</text:span></text:p>
        </draw:rect>
        <draw:custom-shape draw:style-name="gr3" draw:text-style-name="P1" draw:id="id39" draw:layer="layout" svg:width="2.54cm" svg:height="3.81cm" svg:x="15.606cm" svg:y="6.215cm">
          <text:p text:style-name="P1">HornetQ</text:p>
          <text:p text:style-name="P1">Journal</text:p>
          <draw:enhanced-geometry svg:viewBox="0 0 88 21600" draw:glue-points="44 ?f6 44 0 0 10800 44 21600 88 10800" draw:text-areas="0 ?f6 88 ?f3" draw:type="can" draw:modifiers="5237.0506428758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1" draw:layer="layout" draw:line-skew="-0.769cm" svg:x1="9.256cm" svg:y1="17.646cm" svg:x2="9.891cm" svg:y2="8.12cm" draw:start-shape="id42" draw:start-glue-point="3" draw:end-shape="id43" draw:end-glue-point="6" svg:d="m9256 17646h-1270v-9526h1905">
          <text:p/>
        </draw:connector>
        <draw:connector draw:style-name="gr4" draw:text-style-name="P1" draw:layer="layout" draw:line-skew="-0.769cm" svg:x1="15.606cm" svg:y1="17.645cm" svg:x2="15.606cm" svg:y2="8.12cm" draw:start-shape="id44" draw:start-glue-point="3" draw:end-shape="id39" draw:end-glue-point="6" svg:d="m15606 17645h-1270v-9525h1270">
          <text:p/>
        </draw:connector>
        <draw:connector draw:style-name="gr5" draw:text-style-name="P1" draw:layer="layout" draw:line-skew="0.769cm -2.858cm" svg:x1="18.78cm" svg:y1="20.05cm" svg:x2="11.161cm" svg:y2="10.025cm" draw:start-shape="id45" draw:start-glue-point="1" draw:end-shape="id43" draw:end-glue-point="7" svg:d="m18780 20050h1270v-8187h-8889v-1838">
          <text:p/>
        </draw:connector>
        <draw:connector draw:style-name="gr5" draw:text-style-name="P1" draw:layer="layout" draw:line-skew="-2.224cm 0.769cm" svg:x1="5.446cm" svg:y1="10.025cm" svg:x2="12.43cm" svg:y2="20.05cm" draw:start-shape="id37" draw:start-glue-point="7" draw:end-shape="id46" draw:end-glue-point="1" svg:d="m5446 10025v2472h8254v7553h-1270">
          <text:p/>
        </draw:connector>
        <draw:rect draw:style-name="gr2" draw:text-style-name="P2" draw:id="id47" draw:layer="layout" svg:width="3.175cm" svg:height="1.27cm" svg:x="3.205cm" svg:y="21.32cm">
          <text:p text:style-name="P1"><text:span text:style-name="T1">HornetQ</text:span></text:p>
          <text:p text:style-name="P1"><text:span text:style-name="T1">Backup</text:span></text:p>
        </draw:rect>
        <draw:rect draw:style-name="gr2" draw:text-style-name="P2" draw:id="id48" draw:layer="layout" svg:width="3.175cm" svg:height="1.27cm" svg:x="9.255cm" svg:y="21.32cm">
          <text:p text:style-name="P1"><text:span text:style-name="T1">HornetQ</text:span></text:p>
          <text:p text:style-name="P1"><text:span text:style-name="T1">Backup</text:span></text:p>
        </draw:rect>
        <draw:rect draw:style-name="gr2" draw:text-style-name="P2" draw:id="id49" draw:layer="layout" svg:width="3.175cm" svg:height="1.27cm" svg:x="15.605cm" svg:y="21.32cm">
          <text:p text:style-name="P1"><text:span text:style-name="T1">HornetQ</text:span></text:p>
          <text:p text:style-name="P1"><text:span text:style-name="T1">Backup</text:span></text:p>
        </draw:rect>
        <draw:connector draw:style-name="gr6" draw:text-style-name="P1" draw:layer="layout" draw:line-skew="-1.069cm -0.904cm" svg:x1="3.205cm" svg:y1="21.955cm" svg:x2="11.161cm" svg:y2="6.215cm" draw:start-shape="id47" draw:start-glue-point="3" draw:end-shape="id43" draw:end-glue-point="5" svg:d="m3205 21955h-1570v-17145h9526v1405">
          <text:p/>
        </draw:connector>
        <draw:connector draw:style-name="gr6" draw:text-style-name="P1" draw:layer="layout" draw:line-skew="-1.404cm -4.513cm" svg:x1="9.255cm" svg:y1="21.955cm" svg:x2="18.146cm" svg:y2="8.12cm" draw:start-shape="id48" draw:start-glue-point="3" draw:end-shape="id39" draw:end-glue-point="8" svg:d="m9255 21955h-1905v-10795h11298v-3040h-502">
          <text:p/>
        </draw:connector>
        <draw:connector draw:style-name="gr6" draw:text-style-name="P1" draw:layer="layout" draw:line-skew="0cm 1.309cm" svg:x1="5.446cm" svg:y1="6.215cm" svg:x2="18.78cm" svg:y2="21.955cm" draw:start-shape="id37" draw:start-glue-point="5" draw:end-shape="id49" draw:end-glue-point="1" svg:d="m5446 6215v-501h15144v16241h-18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Taylor</meta:initial-creator>
    <meta:creation-date>2011-01-11T10:13:55</meta:creation-date>
    <dc:date>2011-03-31T10:20:29</dc:date>
    <dc:creator>Jared Morgan</dc:creator>
    <meta:editing-duration>PT03H44M48S</meta:editing-duration>
    <meta:editing-cycles>5</meta:editing-cycles>
    <meta:generator>OpenOffice.org/3.2$Linux OpenOffice.org_project/320m12$Build-9483</meta:generator>
    <meta:document-statistic meta:object-count="138"/>
  </office:meta>
</office:document-meta>
</file>